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a2c1b" officeooo:paragraph-rsid="001a2c1b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b8a8a" officeooo:paragraph-rsid="001b8a8a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bc38d" officeooo:paragraph-rsid="001bc38d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officeooo:rsid="001a2c1b" officeooo:paragraph-rsid="001a2c1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b8a8a" officeooo:paragraph-rsid="001b8a8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bc38d" officeooo:paragraph-rsid="001bc38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bc38d" officeooo:paragraph-rsid="001c71e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1d25b" officeooo:paragraph-rsid="001bc38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1d25b" officeooo:paragraph-rsid="001c71ef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c71ef" officeooo:paragraph-rsid="001c71ef" style:font-size-asian="10.5pt" style:font-size-complex="12pt"/>
    </style:style>
    <style:style style:name="P11" style:family="paragraph" style:parent-style-name="Standard">
      <style:text-properties officeooo:rsid="0001d25b" officeooo:paragraph-rsid="001bc38d"/>
    </style:style>
    <style:style style:name="P12" style:family="paragraph" style:parent-style-name="Standard">
      <style:text-properties officeooo:rsid="0001d25b" officeooo:paragraph-rsid="001c71ef"/>
    </style:style>
    <style:style style:name="T1" style:family="text">
      <style:text-properties officeooo:rsid="001bc38d"/>
    </style:style>
    <style:style style:name="T2" style:family="text">
      <style:text-properties officeooo:rsid="001c71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RAMÁTICA</text:span> LNZ</text:p>
      <text:p text:style-name="P1"/>
      <text:p text:style-name="P4">terminal COMA, LIENZOS, LLAVE_A, LLAVE_B, DOS_PUNTOS, COMILLAS, nombre, tipo, </text:p>
      <text:p text:style-name="P4"><text:tab/> <text:s text:c="2"/>Fondo, size, Red, Green, Blue, cuadro, dimension_x, dimension_y, png, gif, HEX, NUMERO,</text:p>
      <text:p text:style-name="P4"><text:tab/> <text:s text:c="2"/>ID, codigoHex, PALABRA;</text:p>
      <text:p text:style-name="P4"/>
      <text:p text:style-name="P4">non terminal a, b, COMA2, c, COMA1, f, e, COMA3, g, COMA4;</text:p>
      <text:p text:style-name="P4"/>
      <text:p text:style-name="P4">start with <text:s text:c="2"/>a;</text:p>
      <text:p text:style-name="P4"/>
      <text:p text:style-name="P4">a ::= LLAVE_A LIENZOS DOS_PUNTOS LLAVE_A b LLAVE_B LLAVE_B</text:p>
      <text:p text:style-name="P4">;</text:p>
      <text:p text:style-name="P4"/>
      <text:p text:style-name="P4">b ::= ID DOS_PUNTOS LLAVE_A c LLAVE_B COMA2</text:p>
      <text:p text:style-name="P4">;</text:p>
      <text:p text:style-name="P4"/>
      <text:p text:style-name="P4">c ::= nombre DOS_PUNTOS COMILLAS PALABRA COMILLAS COMA1</text:p>
      <text:p text:style-name="P4"><text:s/>| <text:s text:c="6"/>tipo DOS_PUNTOS COMILLAS png COMILLAS COMA1</text:p>
      <text:p text:style-name="P4"><text:s/>| <text:s text:c="6"/>tipo DOS_PUNTOS COMILLAS gif COMILLAS COMA1</text:p>
      <text:p text:style-name="P4"><text:s/>| <text:s text:c="6"/>Fondo DOS_PUNTOS LLAVE_A e LLAVE_B COMA1</text:p>
      <text:p text:style-name="P4"><text:s/>| <text:s text:c="6"/>Fondo DOS_PUNTOS LLAVE_A f LLAVE_B COMA1</text:p>
      <text:p text:style-name="P4"><text:s/>| <text:s text:c="6"/>size DOS_PUNTOS LLAVE_A g LLAVE_B COMA1</text:p>
      <text:p text:style-name="P4"><text:s/>| <text:s text:c="6"/>error COMA1</text:p>
      <text:p text:style-name="P4">;</text:p>
      <text:p text:style-name="P4"/>
      <text:p text:style-name="P4">e ::= Red DOS_PUNTOS NUMERO COMA3</text:p>
      <text:p text:style-name="P4"><text:s/>| <text:s text:c="6"/>Blue DOS_PUNTOS NUMERO COMA3</text:p>
      <text:p text:style-name="P4"><text:s/>| <text:s text:c="6"/>Green DOS_PUNTOS NUMERO COMA3</text:p>
      <text:p text:style-name="P4">;</text:p>
      <text:p text:style-name="P4"/>
      <text:p text:style-name="P4">f ::= HEX DOS_PUNTOS codigoHex</text:p>
      <text:p text:style-name="P4">;</text:p>
      <text:p text:style-name="P4"/>
      <text:p text:style-name="P4">COMA1 ::= COMA c</text:p>
      <text:p text:style-name="P4"><text:tab/>| <text:s text:c="7"/></text:p>
      <text:p text:style-name="P4">;</text:p>
      <text:p text:style-name="P4"/>
      <text:p text:style-name="P4">COMA2 ::= COMA b</text:p>
      <text:p text:style-name="P4"><text:tab/>|</text:p>
      <text:p text:style-name="P4">;</text:p>
      <text:p text:style-name="P4"/>
      <text:p text:style-name="P4">COMA3 ::= COMA e</text:p>
      <text:p text:style-name="P4"><text:tab/>| <text:s text:c="6"/></text:p>
      <text:p text:style-name="P4">;</text:p>
      <text:p text:style-name="P4"/>
      <text:p text:style-name="P4">COMA4 ::= COMA g</text:p>
      <text:p text:style-name="P4"><text:tab/>|</text:p>
      <text:p text:style-name="P4">;</text:p>
      <text:p text:style-name="P2"><text:soft-page-break/><text:span text:style-name="T1">GRAMÁTICA</text:span> CLRS</text:p>
      <text:p text:style-name="P2"/>
      <text:p text:style-name="P5">terminal COLORES, Green, Red, Blue, HEX, LLAVE_A, LLAVE_B, DOS_PUNTOS, NUMERO, ID</text:p>
      <text:p text:style-name="P5"><text:tab/> <text:s text:c="2"/>codigoHex, COMA;</text:p>
      <text:p text:style-name="P5"/>
      <text:p text:style-name="P5">non terminal a, d, COMA3, e, b, COMA1, COMA2, c;</text:p>
      <text:p text:style-name="P5"/>
      <text:p text:style-name="P5">start with <text:s/>a;</text:p>
      <text:p text:style-name="P5"/>
      <text:p text:style-name="P5">a ::= LLAVE_A COLORES DOS_PUNTOS LLAVE_B b LLAVE_B LLAVE_B</text:p>
      <text:p text:style-name="P5">;</text:p>
      <text:p text:style-name="P5"/>
      <text:p text:style-name="P5">b ::= ID DOS_PUNTOS LLAVE_A c LLAVE_B COMA1</text:p>
      <text:p text:style-name="P5"><text:s/>| <text:s text:c="6"/>error</text:p>
      <text:p text:style-name="P5">;</text:p>
      <text:p text:style-name="P5"/>
      <text:p text:style-name="P5">c ::= ID DOS_PUNTOS LLAVE_A d LLAVE_B COMA2</text:p>
      <text:p text:style-name="P5"><text:s/>| <text:s text:c="6"/>ID DOS_PUNTOS LLAVE_A e LLAVE_B COMA2</text:p>
      <text:p text:style-name="P5">;</text:p>
      <text:p text:style-name="P5"/>
      <text:p text:style-name="P5">d ::= Red DOS_PUNTOS NUMERO COMA3</text:p>
      <text:p text:style-name="P5"><text:s/>| <text:s text:c="6"/>Blue DOS_PUNTOS NUMERO COMA3</text:p>
      <text:p text:style-name="P5"><text:s/>| <text:s text:c="6"/>Green DOS_PUNTOS NUMERO COMA3</text:p>
      <text:p text:style-name="P5">;</text:p>
      <text:p text:style-name="P5"/>
      <text:p text:style-name="P5">e ::= HEX DOS_PUNTOS codigoHex</text:p>
      <text:p text:style-name="P5">;</text:p>
      <text:p text:style-name="P5"/>
      <text:p text:style-name="P5">COMA1 ::= COMA b</text:p>
      <text:p text:style-name="P5"><text:tab/>|</text:p>
      <text:p text:style-name="P5">;</text:p>
      <text:p text:style-name="P5"/>
      <text:p text:style-name="P5">COMA2 ::= COMA c</text:p>
      <text:p text:style-name="P5"><text:tab/>|</text:p>
      <text:p text:style-name="P5">;</text:p>
      <text:p text:style-name="P5"/>
      <text:p text:style-name="P5">COMA3 ::= COMA d</text:p>
      <text:p text:style-name="P5"><text:tab/>|</text:p>
      <text:p text:style-name="P5">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text:span text:style-name="T1">GRAMÁTICA</text:span> TMP</text:p>
      <text:p text:style-name="P2"/>
      <text:p text:style-name="P5">terminal COMA, DOS_PUNTOS, COMILLAS, AGRUPACION_A, AGRUPACION_B, ID,</text:p>
      <text:p text:style-name="P5"><text:tab/> <text:s text:c="2"/>NUMERO, TIEMPOS, inicio, fin, imagenes, id, duracion, LLAVE_A, LLAVE_B;</text:p>
      <text:p text:style-name="P5"/>
      <text:p text:style-name="P5">non terminal a, COMA1, b, c, COMA2, COMA3, d, COMA4, e;</text:p>
      <text:p text:style-name="P5"/>
      <text:p text:style-name="P5">start with <text:s/>a;</text:p>
      <text:p text:style-name="P5"/>
      <text:p text:style-name="P5">a ::= LLAVE_A TIEMPOS DOS_PUNTOS LLAVE_A b LLAVE_B LLAVE_B</text:p>
      <text:p text:style-name="P5">;</text:p>
      <text:p text:style-name="P5"/>
      <text:p text:style-name="P5">b ::= ID DOS_PUNTOS LLAVE_A c LLAVE_B COMA1</text:p>
      <text:p text:style-name="P5"><text:s/>| <text:s text:c="6"/>error COMA1</text:p>
      <text:p text:style-name="P5">;</text:p>
      <text:p text:style-name="P5"/>
      <text:p text:style-name="P5">c ::= inicio DOS_PUNTOS COMILLAS ID COMILLAS COMA2</text:p>
      <text:p text:style-name="P5"><text:s/>| <text:s text:c="5"/>fin DOS_PUNTOS COMILLAS ID COMILLAS COMA2</text:p>
      <text:p text:style-name="P5"><text:s/>| <text:s text:c="5"/>imagenes DOS_PUNTOS AGRUPACION_A d AGRUPACION_B COMA2</text:p>
      <text:p text:style-name="P5">;</text:p>
      <text:p text:style-name="P5"/>
      <text:p text:style-name="P5">d ::= LLAVE_A e LLAVE_B COMA3</text:p>
      <text:p text:style-name="P5">;</text:p>
      <text:p text:style-name="P5"/>
      <text:p text:style-name="P5">e ::= id DOS_PUNTOS COMILLAS ID COMILLAS COMA4</text:p>
      <text:p text:style-name="P5"><text:s/>| <text:s text:c="6"/>duracion DOS_PUNTOS NUMERO COMA4</text:p>
      <text:p text:style-name="P5"><text:s/>| <text:s text:c="6"/>error COMA4</text:p>
      <text:p text:style-name="P5">;</text:p>
      <text:p text:style-name="P5"/>
      <text:p text:style-name="P6">COMA1 ::= COMA b</text:p>
      <text:p text:style-name="P6"><text:tab/>|</text:p>
      <text:p text:style-name="P6">;</text:p>
      <text:p text:style-name="P6"/>
      <text:p text:style-name="P6">COMA2 :: COMA c</text:p>
      <text:p text:style-name="P6"><text:tab/>|</text:p>
      <text:p text:style-name="P6">;</text:p>
      <text:p text:style-name="P6"/>
      <text:p text:style-name="P6">COMA3 ::= COMA d</text:p>
      <text:p text:style-name="P6"><text:tab/>|</text:p>
      <text:p text:style-name="P6">;</text:p>
      <text:p text:style-name="P6"/>
      <text:p text:style-name="P6">COMA4 ::= COMA e</text:p>
      <text:p text:style-name="P6"><text:tab/>|</text:p>
      <text:p text:style-name="P6">;</text:p>
      <text:p text:style-name="P6"/>
      <text:p text:style-name="P6"/>
      <text:p text:style-name="P6"/>
      <text:p text:style-name="P6"/>
      <text:p text:style-name="P3"><text:soft-page-break/>GRAMÁTICA PNT</text:p>
      <text:p text:style-name="P3"/>
      <text:p text:style-name="P6">terminal COMA, COMENTARIO_A, PUNTO_COMA, COMILLAS, RANGO, DOBLE_IGUAL, <text:tab/> <text:s text:c="2"/><text:tab/> <text:s text:c="2"/>IGUAL, MENOR, MAYOR, MENOR_IGUAL,</text:p>
      <text:p text:style-name="P6"><text:s text:c="15"/>MAYOR_IGUAL, DIFERENCIA, LLAVE_A, LLAVE_B, PARENTESIS_A, <text:tab/> <text:s text:c="2"/><text:tab/><text:tab/> <text:s text:c="2"/><text:tab/> <text:s text:c="2"/>PARENTESIS_B, AGRUPACION_A, AGRUPACION_B,</text:p>
      <text:p text:style-name="P6"><text:s text:c="15"/>MAS, MENOS, POR, COMENTARIO_B_A, COMENTARIO_B_B, VARS, INT, STRING, <text:s/><text:tab/> <text:s text:c="2"/><text:tab/> <text:s text:c="2"/>BOOLEAN, TRUE, FALSE, </text:p>
      <text:p text:style-name="P6"><text:s text:c="15"/>INSTRUCCIONES, PINTAR, IF, ELSE, WHILE, NUMERO, ID, AND, OR, DIV;</text:p>
      <text:p text:style-name="P6"/>
      <text:p text:style-name="P6">non terminal a, b, b3, b4, b6, b8, c, c1, c4, c5, COMA1, COMA2, COMA3, COMA4, else1, b1, b5, b2</text:p>
      <text:p text:style-name="P6"><text:tab/>b2prima, b2prima1, b2prima2, relacional, b2prima3, b2prima4, c3, ext, c2, bools, idColor, </text:p>
      <text:p text:style-name="P6"><text:tab/>idImagen, posX, posY;</text:p>
      <text:p text:style-name="P6"/>
      <text:p text:style-name="P6">precedence left MAS, MENOS;</text:p>
      <text:p text:style-name="P6"/>
      <text:p text:style-name="P6">precedence left POR, DIV;</text:p>
      <text:p text:style-name="P6"/>
      <text:p text:style-name="P6">start with a;</text:p>
      <text:p text:style-name="P6"/>
      <text:p text:style-name="P6">a ::= <text:s/>b c</text:p>
      <text:p text:style-name="P6"><text:s/>| <text:s text:c="7"/>error</text:p>
      <text:p text:style-name="P6">;</text:p>
      <text:p text:style-name="P6"/>
      <text:p text:style-name="P6">b ::= VARS AGRUPACION_A b1 AGRUPACION_B</text:p>
      <text:p text:style-name="P6"><text:s/>| <text:s text:c="6"/>error</text:p>
      <text:p text:style-name="P6">;</text:p>
      <text:p text:style-name="P6"><text:s/></text:p>
      <text:p text:style-name="P11"><text:s text:c="2"/>b1 ::= INT ID IGUAL b2 b3 PUNTO_COMA b1 </text:p>
      <text:p text:style-name="P11"><text:s text:c="4"/>| INT ID b3 PUNTO_COMA b1</text:p>
      <text:p text:style-name="P11"><text:s text:c="4"/>| STRING ID IGUAL COMILLAS ID COMILLAS b4 PUNTO_COMA b1</text:p>
      <text:p text:style-name="P11"><text:s text:c="4"/>| STRING ID b4 PUNTO_COMA b1</text:p>
      <text:p text:style-name="P11"><text:s text:c="4"/>| BOOLEAN ID b5 PUNTO_COMA b1</text:p>
      <text:p text:style-name="P11"><text:s text:c="4"/>| BOOLEAN ID IGUAL TRUE b5 PUNTO_COMA b1</text:p>
      <text:p text:style-name="P11"><text:s text:c="4"/>| BOOLEAN ID IGUAL FALSE b5 PUNTO_COMA b1</text:p>
      <text:p text:style-name="P11"><text:s text:c="4"/>|</text:p>
      <text:p text:style-name="P8">;</text:p>
      <text:p text:style-name="P8"/>
      <text:p text:style-name="P6"><text:bookmark-start text:name="__DdeLink__448_953322361"/>b2prima3 ::= b2prima3 MAS b2prima3</text:p>
      <text:p text:style-name="P6"><text:s/>|<text:tab/> <text:s text:c="9"/>b2prima3 MENOS b2prima3</text:p>
      <text:p text:style-name="P6"><text:s/>|<text:tab/> <text:s text:c="9"/>b2prima3 POR b2prima3</text:p>
      <text:p text:style-name="P6"><text:s/>| <text:tab/> <text:s text:c="9"/>b2prima3 DIV b2prima3</text:p>
      <text:p text:style-name="P6"><text:s/>| <text:tab/> <text:s text:c="9"/>ID</text:p>
      <text:p text:style-name="P6"><text:s/>| <text:tab/> <text:s text:c="9"/>NUMERO</text:p>
      <text:p text:style-name="P6">;<text:bookmark-end text:name="__DdeLink__448_953322361"/></text:p>
      <text:p text:style-name="P6"/>
      <text:p text:style-name="P6"/>
      <text:p text:style-name="P6"/>
      <text:p text:style-name="P7"><text:soft-page-break/>b2prima<text:span text:style-name="T2">4</text:span> ::= b2prima<text:span text:style-name="T2">4</text:span> MAS b2prima<text:span text:style-name="T2">4</text:span></text:p>
      <text:p text:style-name="P7"><text:s/>|<text:tab/> <text:s text:c="9"/>b2prima<text:span text:style-name="T2">4</text:span> MENOS b2prima<text:span text:style-name="T2">4</text:span></text:p>
      <text:p text:style-name="P7"><text:s/>|<text:tab/> <text:s text:c="9"/>b2prima<text:span text:style-name="T2">4</text:span> POR b2prima<text:span text:style-name="T2">4</text:span></text:p>
      <text:p text:style-name="P7"><text:s/>| <text:tab/> <text:s text:c="9"/>b2prima<text:span text:style-name="T2">4</text:span> DIV b2prima<text:span text:style-name="T2">4</text:span></text:p>
      <text:p text:style-name="P7"><text:s/>| <text:tab/> <text:s text:c="9"/>ID</text:p>
      <text:p text:style-name="P7"><text:s/>| <text:tab/> <text:s text:c="9"/>NUMERO</text:p>
      <text:p text:style-name="P7">;</text:p>
      <text:p text:style-name="P7"/>
      <text:p text:style-name="P10">b3 ::= COMA ID IGUAL b2prima3</text:p>
      <text:p text:style-name="P10"><text:s/>|</text:p>
      <text:p text:style-name="P10">;</text:p>
      <text:p text:style-name="P10"/>
      <text:p text:style-name="P10">b4 ::= COMA ID IGUAL COMILLAS ID COMILLAS b4</text:p>
      <text:p text:style-name="P10"><text:s/>| <text:s text:c="8"/>COMA ID b4</text:p>
      <text:p text:style-name="P10">;</text:p>
      <text:p text:style-name="P10"/>
      <text:p text:style-name="P10">b5 ::= COMA ID b5</text:p>
      <text:p text:style-name="P10"><text:s/>| <text:s text:c="8"/>COMA ID IGUAL TRUE b5</text:p>
      <text:p text:style-name="P10"><text:s/>| <text:s text:c="8"/>COMA ID IGUAL FALSE b5</text:p>
      <text:p text:style-name="P10">;</text:p>
      <text:p text:style-name="P10"/>
      <text:p text:style-name="P10">c ::= INSTRUCCIONES PARENTESIS_A ID PARENTESIS_B AGRUPACION_A c1 AGRUPACION_B COMA4</text:p>
      <text:p text:style-name="P10">;</text:p>
      <text:p text:style-name="P10"/>
      <text:p text:style-name="P12"><text:s text:c="4"/>c1 ::= PINTAR PARENTESIS_A idColor COMA idImagen COMA posX COMA posX PARENTESIS_B PUNTO_COMA c1</text:p>
      <text:p text:style-name="P12"><text:s text:c="4"/>| IF PARENTESIS_A c2 PARENTESIS_B LLAVE_A c1 LLAVE_B <text:span text:style-name="T2">else1</text:span></text:p>
      <text:p text:style-name="P12"><text:s text:c="4"/>| WHILE PARENTESIS_A c2 PARENTESIS_B LLAVE_A c1 LLAVE_B c1</text:p>
      <text:p text:style-name="P12"><text:s text:c="4"/>| b8 c1</text:p>
      <text:p text:style-name="P12"><text:s text:c="4"/>|</text:p>
      <text:p text:style-name="P12"><text:s text:c="4"/><text:span text:style-name="T2">| error c1</text:span></text:p>
      <text:p text:style-name="P9">;</text:p>
      <text:p text:style-name="P9"/>
      <text:p text:style-name="P10">else1 ::= ELSE LLAVE_A c1 LLAVE_B c1</text:p>
      <text:p text:style-name="P10"><text:s/>|<text:tab/> <text:s text:c="2"/>c1</text:p>
      <text:p text:style-name="P10">;</text:p>
      <text:p text:style-name="P10"/>
      <text:p text:style-name="P10">b8::= ID IGUAL b2prima3 PUNTO_COMA</text:p>
      <text:p text:style-name="P10"><text:s/>| <text:s text:c="7"/>ID IGUAL COMILLAS ID COMILLAS PUNTO_COMA</text:p>
      <text:p text:style-name="P10"><text:s/>| <text:s text:c="7"/>ID IGUAL TRUE PUNTO_COMA</text:p>
      <text:p text:style-name="P10"><text:s/>| <text:s text:c="7"/>ID IGUAL FALSE PUNTO_COMA</text:p>
      <text:p text:style-name="P10">;</text:p>
      <text:p text:style-name="P10"/>
      <text:p text:style-name="P10">c2 ::= bools ext</text:p>
      <text:p text:style-name="P10">;</text:p>
      <text:p text:style-name="P10"/>
      <text:p text:style-name="P10">c3 ::= ID </text:p>
      <text:p text:style-name="P10"><text:s/>| <text:s text:c="7"/>NUMERO</text:p>
      <text:p text:style-name="P10"><text:soft-page-break/>ext ::= AND bools</text:p>
      <text:p text:style-name="P10"><text:s/>| <text:s text:c="9"/>OR bools</text:p>
      <text:p text:style-name="P10"><text:s/>| <text:s text:c="9"/></text:p>
      <text:p text:style-name="P10"><text:s/>| <text:s text:c="9"/>error</text:p>
      <text:p text:style-name="P10">;</text:p>
      <text:p text:style-name="P10"/>
      <text:p text:style-name="P10">bools ::= c3 relacional c3</text:p>
      <text:p text:style-name="P10"><text:s/>| <text:s text:c="12"/>ID </text:p>
      <text:p text:style-name="P10"><text:s/>| <text:s text:c="12"/>TRUE</text:p>
      <text:p text:style-name="P10"><text:s/>| <text:s text:c="12"/>FALSE</text:p>
      <text:p text:style-name="P10"><text:s/>| <text:s text:c="12"/>error bools</text:p>
      <text:p text:style-name="P10">;</text:p>
      <text:p text:style-name="P10"/>
      <text:p text:style-name="P10">idColor ::= ID </text:p>
      <text:p text:style-name="P10"><text:s/>| <text:s text:c="16"/>COMILLAS ID COMILLAS</text:p>
      <text:p text:style-name="P10">;</text:p>
      <text:p text:style-name="P10"/>
      <text:p text:style-name="P10">idImagen ::= ID </text:p>
      <text:p text:style-name="P10"><text:s/>|<text:tab/> <text:s text:c="9"/>COMILLAS ID COMILLAS</text:p>
      <text:p text:style-name="P10">;</text:p>
      <text:p text:style-name="P10"/>
      <text:p text:style-name="P10"><text:bookmark-start text:name="__DdeLink__452_953322361"/>posX ::= ID RANGO ID</text:p>
      <text:p text:style-name="P10"><text:s/>|<text:tab/> <text:s text:c="2"/>NUMERO RANGO NUMERO</text:p>
      <text:p text:style-name="P10"><text:s/>|<text:tab/> <text:s text:c="2"/>ID RANGO NUMERO</text:p>
      <text:p text:style-name="P10"><text:s/>| <text:tab/> <text:s text:c="2"/>NUMERO RANGO ID</text:p>
      <text:p text:style-name="P10"><text:s/>| <text:s/><text:tab/> <text:s text:c="2"/>b2prima4<text:bookmark-end text:name="__DdeLink__452_953322361"/></text:p>
      <text:p text:style-name="P10">;</text:p>
      <text:p text:style-name="P10"/>
      <text:p text:style-name="P10">posY ::= ID RANGO ID</text:p>
      <text:p text:style-name="P10"><text:s/>|<text:tab/> <text:s text:c="2"/>NUMERO RANGO NUMERO</text:p>
      <text:p text:style-name="P10"><text:s/>|<text:tab/> <text:s text:c="2"/>ID RANGO NUMERO</text:p>
      <text:p text:style-name="P10"><text:s/>| <text:tab/> <text:s text:c="2"/>NUMERO RANGO ID</text:p>
      <text:p text:style-name="P10"><text:s/>| <text:s/><text:tab/> <text:s text:c="2"/>b2prima4</text:p>
      <text:p text:style-name="P10">;</text:p>
      <text:p text:style-name="P10"><text:s/></text:p>
      <text:p text:style-name="P10">COMA4 ::= c</text:p>
      <text:p text:style-name="P10"><text:s/>|</text:p>
      <text:p text:style-name="P10">;</text:p>
      <text:p text:style-name="P10"/>
      <text:p text:style-name="P10">relacional ::= DOBLE IGUAL</text:p>
      <text:p text:style-name="P10"><text:s/>|<text:tab/><text:tab/>MENOR</text:p>
      <text:p text:style-name="P10"><text:s/>|<text:tab/><text:tab/>MAYOR</text:p>
      <text:p text:style-name="P10"><text:s/>| <text:tab/><text:tab/>MENOR_IGUAL</text:p>
      <text:p text:style-name="P10"><text:s/>| <text:tab/><text:tab/>MAYOR_IGUAL</text:p>
      <text:p text:style-name="P10"><text:s/>|<text:tab/><text:tab/>DIFERENCIA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9:49:31.906153601</meta:creation-date>
    <dc:date>2020-05-27T10:42:02.961581610</dc:date>
    <meta:editing-duration>PT40S</meta:editing-duration>
    <meta:editing-cycles>1</meta:editing-cycles>
    <meta:document-statistic meta:table-count="0" meta:image-count="0" meta:object-count="0" meta:page-count="6" meta:paragraph-count="207" meta:word-count="822" meta:character-count="5044" meta:non-whitespace-character-count="3765"/>
    <meta:generator>LibreOffice/6.0.7.3$Linux_X86_64 LibreOffice_project/00m0$Build-3</meta:generator>
  </office:meta>
</office:document-meta>
</file>